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36000004941C4CC5F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98cm" svg:height="20.672cm" svg:x="4.028cm" svg:y="0.902cm">
          <draw:image xlink:href="Pictures/1000000000000336000004941C4CC5FD.png" xlink:type="simple" xlink:show="embed" xlink:actuate="onLoad">
            <text:p/>
          </draw:image>
        </draw:frame>
        <draw:frame draw:style-name="gr2" draw:layer="layout" svg:width="3.465cm" svg:height="0.962cm" svg:x="3.758cm" svg:y="3.34cm">
          <draw:text-box>
            <text:p>MEMs Mic</text:p>
          </draw:text-box>
        </draw:frame>
        <draw:frame draw:style-name="gr2" draw:layer="layout" svg:width="4.384cm" svg:height="0.962cm" svg:x="15.158cm" svg:y="3.34cm">
          <draw:text-box>
            <text:p>4P-RGB-Strip</text:p>
          </draw:text-box>
        </draw:frame>
        <draw:frame draw:style-name="gr3" draw:layer="layout" svg:width="3.008cm" svg:height="0.962cm" svg:x="4.342cm" svg:y="7.15cm">
          <draw:text-box>
            <text:p>3dB BLE</text:p>
          </draw:text-box>
        </draw:frame>
        <draw:frame draw:style-name="gr2" draw:layer="layout" svg:width="2.513cm" svg:height="0.962cm" svg:x="3.667cm" svg:y="10.452cm">
          <draw:text-box>
            <text:p>12 axis</text:p>
          </draw:text-box>
        </draw:frame>
        <draw:frame draw:style-name="gr2" draw:layer="layout" svg:width="2.09cm" svg:height="0.962cm" svg:x="3.286cm" svg:y="22.971cm">
          <draw:text-box>
            <text:p>Pulse</text:p>
          </draw:text-box>
        </draw:frame>
        <draw:frame draw:style-name="gr2" draw:layer="layout" svg:width="5.9cm" svg:height="0.962cm" svg:x="10.906cm" svg:y="22.971cm">
          <draw:text-box>
            <text:p>USB BiPower OTG</text:p>
          </draw:text-box>
        </draw:frame>
        <draw:frame draw:style-name="gr2" draw:layer="layout" svg:width="4.206cm" svg:height="0.962cm" svg:x="16.113cm" svg:y="12.738cm">
          <draw:text-box>
            <text:p>STM32 small</text:p>
          </draw:text-box>
        </draw:frame>
        <draw:line draw:style-name="gr4" draw:text-style-name="P1" draw:layer="layout" svg:x1="15.732cm" svg:y1="13.065cm" svg:x2="13.319cm" svg:y2="12.938cm">
          <text:p/>
        </draw:line>
        <draw:line draw:style-name="gr4" draw:text-style-name="P1" draw:layer="layout" svg:x1="16.875cm" svg:y1="4.429cm" svg:x2="16.621cm" svg:y2="6.842cm">
          <text:p/>
        </draw:line>
        <draw:line draw:style-name="gr4" draw:text-style-name="P1" draw:layer="layout" svg:x1="7.477cm" svg:y1="3.667cm" svg:x2="10.525cm" svg:y2="3.794cm">
          <text:p/>
        </draw:line>
        <draw:line draw:style-name="gr4" draw:text-style-name="P1" draw:layer="layout" svg:x1="7.477cm" svg:y1="7.731cm" svg:x2="10.271cm" svg:y2="7.858cm">
          <text:p/>
        </draw:line>
        <draw:line draw:style-name="gr4" draw:text-style-name="P1" draw:layer="layout" svg:x1="5.445cm" svg:y1="11.541cm" svg:x2="6.588cm" svg:y2="13.446cm">
          <text:p/>
        </draw:line>
        <draw:line draw:style-name="gr4" draw:text-style-name="P1" draw:layer="layout" svg:x1="12.811cm" svg:y1="22.59cm" svg:x2="12.43cm" svg:y2="20.558cm">
          <text:p/>
        </draw:line>
        <draw:line draw:style-name="gr4" draw:text-style-name="P1" draw:layer="layout" svg:x1="4.683cm" svg:y1="22.59cm" svg:x2="6.08cm" svg:y2="20.05cm">
          <text:p/>
        </draw:line>
        <draw:frame draw:style-name="gr5" draw:layer="layout" svg:width="20.082cm" svg:height="3.095cm" svg:x="0.928cm" svg:y="23.86cm">
          <draw:text-box>
            <text:p>12 axis, MEMs Mic, 4P-RGB-Strip, 3dB BLE, STM32 small are functional. USB BiPower OTG could use improvements and Pulse needs drivers and testing. <text:s/>General software/firmware and phone UI need finished as well.</text:p>
          </draw:text-box>
        </draw:frame>
        <draw:frame draw:style-name="gr2" draw:layer="layout" svg:width="4.773cm" svg:height="0.962cm" svg:x="7.985cm" svg:y="1.054cm">
          <draw:text-box>
            <text:p>System Desig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6T23:50:57</meta:creation-date>
    <dc:date>2015-08-16T23:58:45</dc:date>
    <meta:editing-duration>PT7M48S</meta:editing-duration>
    <meta:editing-cycles>1</meta:editing-cycles>
    <meta:document-statistic meta:object-count="17"/>
    <meta:generator>OpenOffice/4.0.1$Unix OpenOffice.org_project/401m5$Build-9714</meta:generator>
  </office:meta>
</office:document-meta>
</file>